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_DIR_TB</text:p>
      <text:p text:style-name="Standard">library ieee;</text:p>
      <text:p text:style-name="Standard">use ieee.std_logic_1164.all;</text:p>
      <text:p text:style-name="Standard">use ieee.numeric_std.all;</text:p>
      <text:p text:style-name="Standard"/>
      <text:p text:style-name="Standard">-------------------------------------------------------------------------------</text:p>
      <text:p text:style-name="Standard"/>
      <text:p text:style-name="Standard">entity gen_dir_tb is</text:p>
      <text:p text:style-name="Standard"/>
      <text:p text:style-name="Standard">end entity gen_dir_tb;</text:p>
      <text:p text:style-name="Standard"/>
      <text:p text:style-name="Standard">-------------------------------------------------------------------------------</text:p>
      <text:p text:style-name="Standard"/>
      <text:p text:style-name="Standard">architecture gen_dir of gen_dir_tb is</text:p>
      <text:p text:style-name="Standard"/>
      <text:p text:style-name="Standard"><text:s text:c="2"/>-- component ports</text:p>
      <text:p text:style-name="Standard"><text:s text:c="2"/>signal CLK <text:s text:c="5"/>: std_logic <text:s text:c="20"/>:= '0';</text:p>
      <text:p text:style-name="Standard"><text:s text:c="2"/>signal RST <text:s text:c="5"/>: std_logic <text:s text:c="20"/>:= '1';</text:p>
      <text:p text:style-name="Standard"><text:s text:c="2"/>signal DIR <text:s text:c="5"/>: std_logic_vector (7 downto 0) := (others =&gt; '0');</text:p>
      <text:p text:style-name="Standard"><text:s text:c="2"/>signal DIR_VLD <text:s/>: std_logic <text:s text:c="20"/>:= '0';</text:p>
      <text:p text:style-name="Standard"><text:s text:c="2"/>signal DATO <text:s text:c="4"/>: std_logic_vector (7 downto 0) := (others =&gt; '0');</text:p>
      <text:p text:style-name="Standard"><text:s text:c="2"/>signal DATO_VLD : std_logic <text:s text:c="20"/>:= '0';</text:p>
      <text:p text:style-name="Standard"><text:s text:c="2"/>signal ADDR_OUT : std_logic_vector(7 downto 0);</text:p>
      <text:p text:style-name="Standard"><text:s text:c="2"/>signal DATO_OK <text:s/>: std_logic;</text:p>
      <text:p text:style-name="Standard"/>
      <text:p text:style-name="Standard"/>
      <text:p text:style-name="Standard">begin <text:s/>-- architecture gen_dir</text:p>
      <text:p text:style-name="Standard"/>
      <text:p text:style-name="Standard"><text:s text:c="2"/>-- component instantiation</text:p>
      <text:p text:style-name="Standard"><text:s text:c="2"/>DUT : entity work.gen_dir</text:p>
      <text:p text:style-name="Standard"><text:s text:c="4"/>port map (</text:p>
      <text:p text:style-name="Standard"><text:s text:c="6"/>CLK <text:s text:c="5"/>=&gt; CLK,</text:p>
      <text:p text:style-name="Standard"><text:s text:c="6"/>RST <text:s text:c="5"/>=&gt; RST,</text:p>
      <text:p text:style-name="Standard"><text:s text:c="6"/>DIR <text:s text:c="5"/>=&gt; DIR,</text:p>
      <text:p text:style-name="Standard"><text:s text:c="6"/>DIR_VLD <text:s/>=&gt; DIR_VLD,</text:p>
      <text:p text:style-name="Standard"><text:s text:c="6"/>DATO <text:s text:c="4"/>=&gt; DATO,</text:p>
      <text:p text:style-name="Standard"><text:s text:c="6"/>DATO_VLD =&gt; DATO_VLD,</text:p>
      <text:p text:style-name="Standard"><text:s text:c="6"/>ADDR_OUT =&gt; ADDR_OUT,</text:p>
      <text:p text:style-name="Standard"><text:s text:c="6"/>DATO_OK <text:s/>=&gt; DATO_OK);</text:p>
      <text:p text:style-name="Standard"/>
      <text:p text:style-name="Standard"><text:s text:c="2"/>-- clock generation</text:p>
      <text:p text:style-name="Standard"><text:s text:c="2"/>CLK &lt;= not CLK <text:s/>after 5 ns;</text:p>
      <text:p text:style-name="Standard"><text:s text:c="2"/>RST &lt;= '1', '0' after 30 ns;</text:p>
      <text:p text:style-name="Standard"/>
      <text:p text:style-name="Standard"><text:s text:c="2"/>process is</text:p>
      <text:p text:style-name="Standard"/>
      <text:p text:style-name="Standard"><text:s text:c="4"/>procedure dpram(Dvalue:in std_logic_vector(7 downto 0);</text:p>
      <text:p text:style-name="Standard"><text:s text:c="20"/>Dat:in std_logic_vector(7 downto 0))is</text:p>
      <text:p text:style-name="Standard"><text:s text:c="6"/>begin</text:p>
      <text:p text:style-name="Standard"><text:s text:c="8"/>DIR &lt;= Dvalue;</text:p>
      <text:p text:style-name="Standard"><text:s text:c="8"/>DIR_VLD &lt;= '1';</text:p>
      <text:p text:style-name="Standard"><text:s text:c="8"/>wait for 10 ns;</text:p>
      <text:p text:style-name="Standard"><text:soft-page-break/><text:s text:c="8"/>DIR_VLD &lt;= '0';</text:p>
      <text:p text:style-name="Standard"><text:s text:c="8"/>wait for 50 ns;</text:p>
      <text:p text:style-name="Standard"><text:s text:c="8"/>DATO &lt;= Dat;</text:p>
      <text:p text:style-name="Standard"><text:s text:c="8"/>DATO_VLD &lt;= '1';</text:p>
      <text:p text:style-name="Standard"><text:s text:c="8"/>wait for 10 ns;</text:p>
      <text:p text:style-name="Standard"><text:s text:c="8"/>DATO_VLD &lt;= '0'; <text:s text:c="7"/></text:p>
      <text:p text:style-name="Standard"><text:s text:c="6"/>end procedure;</text:p>
      <text:p text:style-name="Standard"><text:s text:c="6"/></text:p>
      <text:p text:style-name="Standard"><text:s text:c="2"/>begin</text:p>
      <text:p text:style-name="Standard"><text:s text:c="4"/>wait for 80 ns;</text:p>
      <text:p text:style-name="Standard"><text:s text:c="4"/>dpram(Dvalue =&gt; x"FF",Dat =&gt; x"0A");</text:p>
      <text:p text:style-name="Standard"><text:tab/> wait for 1000 ns;</text:p>
      <text:p text:style-name="Standard"><text:s text:c="4"/>dpram(Dvalue =&gt; x"F0",Dat =&gt; x"0A");</text:p>
      <text:p text:style-name="Standard"><text:tab/> wait for 50000 ns;</text:p>
      <text:p text:style-name="Standard"><text:s text:c="4"/>dpram(Dvalue =&gt; x"FF",Dat =&gt; x"0A");</text:p>
      <text:p text:style-name="Standard"><text:tab/> wait for 2000 ns;</text:p>
      <text:p text:style-name="Standard"><text:s text:c="4"/>assert True report "FINAL TEST" severity note;</text:p>
      <text:p text:style-name="Standard"><text:s text:c="2"/>end process;</text:p>
      <text:p text:style-name="Standard"/>
      <text:p text:style-name="Standard"/>
      <text:p text:style-name="Standard">end architecture gen_dir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dro Barquin Ayuso</meta:initial-creator>
    <meta:creation-date>2015-04-25T21:11:28.41</meta:creation-date>
    <dc:date>2015-04-29T12:04:19.42</dc:date>
    <dc:creator>Pedro Barquin Ayuso</dc:creator>
    <meta:editing-duration>PT1M7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2" meta:paragraph-count="59" meta:word-count="222" meta:character-count="1825"/>
  </office:meta>
</office:document-meta>
</file>